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ucida Grande" svg:font-family="Lucida Grande"/>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paragraph-properties fo:margin-bottom="0.2222in"/>
      <style:text-properties style:font-name="Times" fo:font-size="24.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paragraph-properties fo:margin-bottom="0.1944in"/>
      <style:text-properties style:font-name="Times" fo:font-size="18.0pt"/>
    </style:style>
    <style:style style:name="P5" style:family="paragraph" style:parent-style-name="Standard">
      <style:paragraph-properties fo:margin-bottom="0.0833in"/>
      <style:text-properties style:font-name="Times" fo:font-size="12.0pt"/>
    </style:style>
    <style:style style:name="T1" style:family="text">
      <style:text-properties fo:font-weight="bold" fo:font-weight-asian="bold" fo:font-weight-complex="bold"/>
    </style:style>
    <style:style style:name="T2"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de 6000 à 20’000 caractères</text:p>
      <text:p text:style-name="P1">(( le conducteur/résumé de votre intervention exercice synthétique de votre travail vis à vis du sujet traité point de vue sur l’auto-archivage immédiat ))</text:p>
      <text:p text:style-name="P1">**** </text:p>
      <text:p text:style-name="P1">Introduction:</text:p>
      <text:p text:style-name="P1">Cet essai approfondit certains sujets traités lors de la présentation donnée le 9 décembre 2011 à l’EESAB Lorient, autour de la plate forme de publication Greyscale Press.</text:p>
      <text:p text:style-name="P1">A propos de Greyscale Press.</text:p>
      <text:p text:style-name="P2"><text:span text:style-name="T1">Report from the desert</text:span></text:p>
      <text:p text:style-name="P1">première publication, un texte fondateur. un livre est une brique, un pavé. archives:</text:p>
      <text:p text:style-name="P1">Le texte n’a pas été écrit par une personne anglophone. RD. exercice de promotion virale, il circule sous le manteau. On peut le commander sans que j’intervienne dans le processus, tout est automatisé, le texte se diffuse de manière virale sur divers canaux non-humains de prolifération d’objets éditoriaux.</text:p>
      <text:p text:style-name="P1">Capture d’écran d’une visualisation en temps réel du texte (un logiciel séquence le fichier texte).</text:p>
      <text:p text:style-name="P2"><text:span text:style-name="T1">ZKP</text:span></text:p>
      <text:p text:style-name="P1">demander l’autorisation: le meilleur moyen d’enliser un projet. mieux vaut s’inspirer de l’adage des codeurs open source: “release early, release often” (publiez tôt, publiez souvent), ainsi que du mot d’ordre des wikipédiens: “be bold” (“n’hésitez pas!”).</text:p>
      <text:p text:style-name="P3"><text:tab/>•<text:tab/>Wikipedia … = “a subset of the Internet”, structure à 4 dimensions: 1) la page actuelle, 2) “all these pages linked together” 3) “links to references”, 4) historique des modifications.</text:p>
      <text:p text:style-name="P3"><text:tab/>•<text:tab/>Wikileaks …</text:p>
      <text:p text:style-name="P3"><text:tab/>•<text:tab/>Internet Archive … opération de scannage</text:p>
      <text:p text:style-name="P1">Trois structures dont le mode d’opération et les objectifs sont entièrement différents, et qu’il serait faux de mettre sur un même niveau, mais qui sont profondément impliqués dans la définition de l’archive à l’ère de la banque de donnée électronique.</text:p>
      <text:p text:style-name="P1">Quelques phénomènes à relever: Quelques moments forts de l’histoire récente, qui illustrent l’importance de la notion d’archive.</text:p>
      <text:p text:style-name="P2"><text:span text:style-name="T1">Destruction par effacement</text:span></text:p>
      <text:p text:style-name="P3"><text:tab/>•<text:tab/>la destruction de Geocities, le 26 octobre 2009 (réactions: Jason Scott, James Bridle en 2010)</text:p>
      <text:p text:style-name="P1">“a un moment où l’autre durant l’été”. Jason Scott, archiviste-activiste, déclarait par la suite que “Yahoo a démontré comment détruire la plus grande masse d’histoire dans le laps de temps le plus court”.</text:p>
      <text:p text:style-name="P1">L’artiste britannique James Bridle, dans sa conférence “The Value of Ruins” (dconstruct 2010), déclara dramatiquement: “J’ai grandi dans un lieu qui n’existe plus, qui a disparu, ”, 38 millions de pages d’utilisateurs. “there were efforts to save aspects of it”. Le data-center du Internet Archive est contenu dans un shipping container, un parmi 17 millions de conteneurs existants… “William Gibson affirma récemment qui si vous avez 15 ans maintenant, vous vivez dans un présent continu, soutenu par nos prothèses mémorielles.” Difficulté de comparer, de ressentir les changements. La capacité d’enregistrer, de préserver des archives, est désormais accessible à un grand nombre.</text:p>
      <text:p text:style-name="P1">Yahoo found a way to destroy the largest amount of history in the shortest amount of time"</text:p>
      <text:p text:style-name="P4"><text:span text:style-name="T1"> L’incendie des archives</text:span></text:p>
      <text:p text:style-name="P1">en parallèle, destruction massive d’archives du web: Geocities.com (quote James Bridle, Jeremy Keith, Jason Scott…)</text:p>
      <text:p text:style-name="P1">Jason Scott: 31:00 “Yahoo found a way to destroy the largest amount of history in the shortest amount of time”. 31:57 : all the things that yahoo has shut down in the last four years. Jason Scott: 20:50 How do we destroy cultures? The answer is: “disenfrenchise, demean, delete” * 1) disenfrenchise: “remove their ability to have any control over something” * 2) demean: “tell people that this is useless, ugly by our design standards, it fails our test” * 3) delete: “who gives a sh*t about those people? these are nothing!” 10 mb space…</text:p>
      <text:p text:style-name="P1">But: “for these people, the widest audience that this genetic line has ever reached”.</text:p>
      <text:p text:style-name="P2"><text:span text:style-name="T1"> destruction par dévaluation</text:span></text:p>
      <text:p text:style-name="P3"><text:tab/>•<text:tab/>la notion de spam infiltre le medium du livre: Amazon et Alphascript - conséquence inévitable du PrintOnDemand?</text:p>
      <text:p text:style-name="P3"><text:tab/>•<text:tab/>scannage/numérisation à grande échelle:</text:p>
      <text:p text:style-name="P3"><text:tab/>•<text:tab/>wikileaks</text:p>
      <text:p text:style-name="P1">A côté de moi, sur un coin de la table, un livre. Je l’ai emprunté il y a deux jours, dans une bibliothèque publique. Il provient de la bibliothèque des sciences économiques de l’Université de Neuchâtel, et traite de la Neuroéconomie.</text:p>
      <text:p text:style-name="P1">C’est en 2009, la même année que Geocities disparut dans les limbes, qu’un étrange phénomène se manifesta sur Amazon,</text:p>
      <text:p text:style-name="P1">Le titre: Neuroéconomie. Au format A5, 70 pages.</text:p>
      <text:p text:style-name="P2"><text:span text:style-name="T1">Wikileaks.</text:span></text:p>
      <text:p text:style-name="P1">Dans l’interview menée par Hans Ulrich Obrist au printemps 2011*, Julian Assange, fondateur et porte-parole de l’organisation Wikileaks, relate sa proccupation quant à la fiablilité des archives numériques. Il y dévoile l’idée de perfectionner la fonctionalité de l’hyperlien (URL) actuellement en coursl. Ce nouveau système permettrait d’assigner une adresse unique à toute forme de contenu (texte, enregistrement audiovisuel…) une adresse unique qui soit irrémédiablement liée à un fichier numérique donné. Reposant sur des principes mathématiques, le système rendrait les documents infalsifiables, puisque toute modification du fichier entraînerait une modification de l’adresse. Selon Assange, ce système, prévu pour garantir l’intégrité des données publiées par Wikileaks, pourrait s’appliquer à toute création existant sous formé numérisée. “Un système d’indexation pour la Tour de Babel”.</text:p>
      <text:p text:style-name="P1">Source: Hans Ulrich Obrist, “In Conversation with Julian Assange Part I”, e-flux, 2011. Edition non-autorisée via Greyscale Press, disponible sur demande.</text:p>
      <text:p text:style-name="P2"><text:span text:style-name="T1">Brenoritvrezorkre</text:span></text:p>
      <text:p text:style-name="P1">Un groupe de musique fondé en 1995, auteur de quelques démos cassette (“Vèrmyaprèb”, “Nèvgzérýa”, “Ervoelbtre”…). Dans le milieu des années 2000, la diffusion par des blogs musicaux donne un nouvel essor à cette mouvance musicale jusque là très confidentielle. La popularité grandit au point que des vinyles “inofficiels” apparaissent sur les plates formes de vente en ligne, pour des sommes mirobolantes. Point commun, ces vinyles au graphisme noir et blanc minimaliste, sous des étiquettes aux consonnances françaises, sont en réalité pressés dans des régions comme la Russie ou la Colombie, vraisemblablement à partir des sources mp3, elles-mêmes étant des copies dégradées de la publiation cassette… Nous sommes ici devant un cycle d’archivage et de transfer des plus remarquables: l’enregistrement analogique (copie cassette d’après un master analogique 4-pistes) est numérisé et transformé (par l’algorithme de compression mp3), avant de revenir à une forme analogique lors du pressage sur vinyle - la boucle est bouclée. On pourrait aussi imaginer que les : la musique de Brenoritvrezorkre, réfractaire à la numérisation, fuit ce format pour revenir à un support unique et limité. La discographie</text:p>
      <text:p text:style-name="P5"/>
      <text:p text:style-name="P4"><text:span text:style-name="T1">Le Grand Archivage</text:span></text:p>
      <text:p text:style-name="P1">opérations d’archivage en cours: - google books, depuis 2002 … un blog officiel de google indique que cette idée – scanner et indexer le contenu de livres à large échelle – fut l’un des plans initiaux de Mrs Brin et .., lors de la fondation de l’entreprise en …. - l’Internet Archive (IA), qui opère des centres de scannage dans 25 lieux du globe (y compris la Bibiliothèque d’Alexandrie). - scanneurs indépendants, machine de scannage open-source … “one book scanner in every hackerspace”… par Daniel Reetz: DIY Book Scanner, une machine à numériser des livres, en “open hardware”. http://diybookscanner.org/</text:p>
      <text:p text:style-name="P4"><text:span text:style-name="T1">Publish</text:span></text:p>
      <text:p text:style-name="P1">Transformation des modes de publication - L’espresso book machine. - Services de print on demand (exemple: Autobiographie de Ted Nelson)</text:p>
      <text:p text:style-name="P4"><text:span text:style-name="T1"> Dérives:</text:span></text:p>
      <text:p text:style-name="P1">alphascript / betascript</text:p>
      <text:p text:style-name="P4"><text:span text:style-name="T1"> Citations:</text:span></text:p>
      <text:p text:style-name="P1">james bridle, new aesthetic Kenneth Goldsmith, founder of ubuweb, conference : everybody is an archivist http://www.youtube.com/watch?v=sqNbdxfhbGY&amp;lr=1 AMSTERDAM ART/BOOK FAIR. May, 14th 2011 (Uploaded by delphinebedel on Oct 22, 2011)<text:span text:style-name="T2"><text:line-break/></text:span>Kenneth Goldsmith, New York (Founding director of UbuWeb, poet, editor)</text:p>
      <text:p text:style-name="P1">HP Lovecraft: trouver citation provenant de la nouvelle dans laquelle le narrateur décrit son enfance dans un château gothique souterrain. </text:p>
      <text:p text:style-name="P1">*******************</text:p>
      <text:p text:style-name="P1">Playlist: albums écoutés en boucle durant l’écriture de ce texte: - Nebulo - Kolia - Matt Elliott - The Broken Man - Architect - Consume Adapt Create</text:p>
      <text:p text:style-name="P1">Bookshelves: One more note about this picture: in those times where our civilization shifts from paper books to ebooks, we discover that other significant feature that paper books had: alligned on shelves, they form a visual self-representation of our persona, that a visitor entering your living space can scroll through with a glance. A bit like what Last.fm does with music, but with more personal options of arranging the collection, ie. defining the importance of work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